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39097" officeooo:paragraph-rsid="00139097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615ca" officeooo:paragraph-rsid="001615ca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1aff8a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rsid="00157d3d" officeooo:paragraph-rsid="00157d3d" style:font-size-asian="12pt" style:font-size-complex="12pt"/>
    </style:style>
    <style:style style:name="P8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officeooo:paragraph-rsid="001aff8a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18c171" officeooo:paragraph-rsid="0018c171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22b4c7" officeooo:paragraph-rsid="0022b4c7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22b4c7" officeooo:paragraph-rsid="002366fa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19e1df" officeooo:paragraph-rsid="0019e1df" style:font-size-asian="12pt" style:font-weight-asian="normal" style:font-size-complex="12pt" style:font-weight-complex="normal"/>
    </style:style>
    <style:style style:name="T1" style:family="text">
      <style:text-properties officeooo:rsid="0016c51d"/>
    </style:style>
    <style:style style:name="T2" style:family="text">
      <style:text-properties officeooo:rsid="0018c171"/>
    </style:style>
    <style:style style:name="T3" style:family="text">
      <style:text-properties officeooo:rsid="001cc3d9"/>
    </style:style>
    <style:style style:name="T4" style:family="text">
      <style:text-properties officeooo:rsid="0020c5d0"/>
    </style:style>
    <style:style style:name="T5" style:family="text">
      <style:text-properties officeooo:rsid="002366fa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</text:p>
      <text:p text:style-name="P7">Die Versorgung von Talras</text:p>
      <text:p text:style-name="P5"><text:bookmark text:name="bjia9"/><text:bookmark text:name="bjia8"/><text:bookmark text:name="bjia7"/></text:p>
      <text:p text:style-name="P5"><text:bookmark text:name="bjia11"/><text:bookmark text:name="bjia10"/>Beschreibung</text:p>
      <text:p text:style-name="P2">Markward, die rechte Hand des Herzogs, möchte sich auf eine bevorstehende Belagerung von Talras vorbereiten. <text:span text:style-name="T3">Daher will er Vorräte vom Bauern Manfred in der Burg einlagern.</text:span></text:p>
      <text:p text:style-name="P1"><text:bookmark text:name="bjia14"/><text:bookmark text:name="bjia13"/></text:p>
      <text:p text:style-name="P9"><text:bookmark text:name="bjia16"/><text:bookmark text:name="bjia15"/>Typ</text:p>
      <text:p text:style-name="P4">Sekundär</text:p>
      <text:p text:style-name="P1"/>
      <text:p text:style-name="P5"><text:bookmark text:name="x9n43"/><text:bookmark text:name="bjia18"/>Auftraggeber</text:p>
      <text:p text:style-name="P2">Markward</text:p>
      <text:p text:style-name="P5"><text:bookmark text:name="v1ic1"/><text:bookmark text:name="v1ic0"/><text:bookmark text:name="bjia182"/></text:p>
      <text:p text:style-name="P5"><text:bookmark text:name="v1ic2"/><text:bookmark text:name="bjia183"/>Verlauf</text:p>
      <text:p text:style-name="P3">Der Charakter fragt Markward ob dieser noch Hilfe braucht. Markward gibt ihm daraufhin den Auftrag den Bauern Manfred darum zu bitten, Vorräte nach Talras zu schicken.<text:line-break/>Spricht der Charakter mit Manfred, so schickt dieser ihn z<text:span text:style-name="T4">ur Scheune und zu Guntrichs Mühle</text:span> um die Vorräte einzusammeln. Kommt man mit allen Vorräten bei Manfred an, so schickt dieser einen Karren nach Talras, der auch auf der Karte sichtbar ist <text:span text:style-name="T1">(pro Spieler)!</text:span></text:p>
      <text:p text:style-name="P1"><text:bookmark text:name="bjia19"/><text:bookmark text:name="bjia185"/></text:p>
      <text:p text:style-name="P5"><text:bookmark text:name="bjia21"/><text:bookmark text:name="bjia20"/>Ziele</text:p>
      <text:list xml:id="list2953150554653246520" text:style-name="L1">
        <text:list-item>
          <text:p text:style-name="P10">Veranlasse dass Manfred Vorräte nach Talras schickt.</text:p>
        </text:list-item>
        <text:list-item>
          <text:p text:style-name="P13">Hole die Vorräte aus der Scheune. <text:span text:style-name="T5">(nicht aktiv)</text:span></text:p>
        </text:list-item>
        <text:list-item>
          <text:p text:style-name="P13">Hole die Vorräte von Guntrichs Mühle. <text:span text:style-name="T5">(nicht aktiv)</text:span></text:p>
        </text:list-item>
        <text:list-item>
          <text:p text:style-name="P12">Bringe die Vorräte zu Manfred. <text:span text:style-name="T5">(nicht aktiv)</text:span></text:p>
        </text:list-item>
        <text:list-item>
          <text:p text:style-name="P11"><text:bookmark text:name="p0.f0"/>Berichte <text:span text:style-name="T2">Markward davon.</text:span></text:p>
        </text:list-item>
      </text:list>
      <text:p text:style-name="P1"/>
      <text:p text:style-name="P6">Belohnungen</text:p>
      <text:list xml:id="list8623533211371564101" text:style-name="L2">
        <text:list-item>
          <text:p text:style-name="P14">500 Erfahrung</text:p>
        </text:list-item>
        <text:list-item>
          <text:p text:style-name="P14">300 Goldmünzen</text:p>
        </text:list-item>
        <text:list-item>
          <text:p text:style-name="P15">Tränk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8-13T17:57:07</meta:creation-date>
    <dc:language>en-US</dc:language>
    <meta:editing-cycles>20</meta:editing-cycles>
    <meta:editing-duration>PT1H1M34S</meta:editing-duration>
    <meta:initial-creator>Tamino Dauth</meta:initial-creator>
    <dc:date>2014-12-29T18:33:29.418000000</dc:date>
    <meta:document-statistic meta:table-count="0" meta:image-count="0" meta:object-count="0" meta:page-count="1" meta:paragraph-count="20" meta:word-count="154" meta:character-count="954" meta:non-whitespace-character-count="828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